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1ac45d" officeooo:paragraph-rsid="001ac45d" style:font-size-asian="16pt" style:font-size-complex="16pt"/>
    </style:style>
    <style:style style:name="P2" style:family="paragraph" style:parent-style-name="Standard">
      <style:text-properties fo:font-size="16pt" officeooo:rsid="001ac45d" officeooo:paragraph-rsid="001c4b37" style:font-size-asian="16pt" style:font-size-complex="16pt"/>
    </style:style>
    <style:style style:name="P3" style:family="paragraph" style:parent-style-name="Standard">
      <style:text-properties fo:font-size="16pt" officeooo:rsid="001ac45d" officeooo:paragraph-rsid="001ac45d" style:font-size-asian="14pt" style:font-size-complex="16pt"/>
    </style:style>
    <style:style style:name="P4" style:family="paragraph" style:parent-style-name="Standard">
      <style:text-properties fo:font-size="16pt" officeooo:rsid="001c4b37" officeooo:paragraph-rsid="001c4b37" style:font-size-asian="14pt" style:font-size-complex="16pt"/>
    </style:style>
    <style:style style:name="P5" style:family="paragraph" style:parent-style-name="Standard">
      <style:text-properties fo:font-size="16pt" officeooo:rsid="001ddadc" officeooo:paragraph-rsid="001ddadc" style:font-size-asian="14pt" style:font-size-complex="16pt"/>
    </style:style>
    <style:style style:name="P6" style:family="paragraph" style:parent-style-name="Standard">
      <style:text-properties fo:font-size="16pt" officeooo:rsid="001e485c" officeooo:paragraph-rsid="001e485c" style:font-size-asian="14pt" style:font-size-complex="16pt"/>
    </style:style>
    <style:style style:name="P7" style:family="paragraph" style:parent-style-name="Standard">
      <style:text-properties fo:font-size="16pt" officeooo:rsid="001e56fa" officeooo:paragraph-rsid="001e56fa" style:font-size-asian="14pt" style:font-size-complex="16pt"/>
    </style:style>
    <style:style style:name="P8" style:family="paragraph" style:parent-style-name="Standard">
      <style:text-properties fo:font-size="16pt" officeooo:rsid="001f7397" officeooo:paragraph-rsid="001f7397" style:font-size-asian="14pt" style:font-size-complex="16pt"/>
    </style:style>
    <style:style style:name="P9" style:family="paragraph" style:parent-style-name="Standard">
      <style:text-properties fo:font-size="16pt" officeooo:rsid="00211550" officeooo:paragraph-rsid="00211550" style:font-size-asian="14pt" style:font-size-complex="16pt"/>
    </style:style>
    <style:style style:name="P10" style:family="paragraph" style:parent-style-name="Standard">
      <style:text-properties fo:font-size="16pt" officeooo:rsid="00211550" officeooo:paragraph-rsid="00231419" style:font-size-asian="14pt" style:font-size-complex="16pt"/>
    </style:style>
    <style:style style:name="P11" style:family="paragraph" style:parent-style-name="Standard">
      <style:text-properties fo:font-size="16pt" officeooo:rsid="00231419" officeooo:paragraph-rsid="00231419" style:font-size-asian="14pt" style:font-size-complex="16pt"/>
    </style:style>
    <style:style style:name="P12" style:family="paragraph" style:parent-style-name="Standard">
      <style:text-properties fo:font-size="16pt" officeooo:rsid="00231419" officeooo:paragraph-rsid="00231419" style:font-size-asian="14pt" style:font-size-complex="16pt"/>
    </style:style>
    <style:style style:name="P13" style:family="paragraph" style:parent-style-name="Standard">
      <style:text-properties fo:font-size="16pt" officeooo:rsid="00258fe9" officeooo:paragraph-rsid="00258fe9" style:font-size-asian="14pt" style:font-size-complex="16pt"/>
    </style:style>
    <style:style style:name="T1" style:family="text">
      <style:text-properties officeooo:rsid="001c4b37"/>
    </style:style>
    <style:style style:name="T2" style:family="text">
      <style:text-properties officeooo:rsid="001c4b37" style:font-size-asian="14pt"/>
    </style:style>
    <style:style style:name="T3" style:family="text">
      <style:text-properties officeooo:rsid="001d44cb"/>
    </style:style>
    <style:style style:name="T4" style:family="text">
      <style:text-properties officeooo:rsid="001ddadc"/>
    </style:style>
    <style:style style:name="T5" style:family="text">
      <style:text-properties officeooo:rsid="001e485c"/>
    </style:style>
    <style:style style:name="T6" style:family="text">
      <style:text-properties officeooo:rsid="001e56fa"/>
    </style:style>
    <style:style style:name="T7" style:family="text">
      <style:text-properties officeooo:rsid="00258f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Добрий день, пані та панове!</text:p>
      <text:p text:style-name="P2">Сь<text:span text:style-name="T1">о</text:span>годні я вам покажу що вже зроблено і як цим можна користуватись у системах <text:span text:style-name="T2">Linux</text:span>. Цим вже можна користуватись по<text:span text:style-name="T1">в</text:span>ноцінно. Оцінювати звісно вам, але аби ні з чим не зрівнювати, аби нікого не образити, скажу що я не очікував на таку якість звуку сам! </text:p>
      <text:p text:style-name="P1">На цьому все — більше хвастатись не буду. </text:p>
      <text:p text:style-name="P3">Посилання на мій блог, де ви зможете завантажити цей плеєр буде в описі до відео. І так почнемо! Я навмисно розташував цей плеєр в окремій теці на стільниці, аби показати все що я хочу вам показати.</text:p>
      <text:p text:style-name="P3">До речі у тимчасовій теці знаходит<text:span text:style-name="T1">ь</text:span>ся <text:span text:style-name="T1">файл плеєра у форматі AppImage. Це двійковий файл, який ви можете розмістити у любому зручному місті вашої файлової системи. Критикам розповсюдження двійкових файлів нагадаю рекомендації Лінуса Торвальдса створювати двійкові файли для уникнення проблем оновлення бібліотек системи Linux. Тим більше, що запускається він на вашій системі з правами користувача і не потребує прав root.</text:span></text:p>
      <text:p text:style-name="P4">А в тім якщо у вас принципи не користуватися невідомими бінарними <text:s/>програмами , то я вам нічого не нав’язую. Просто це буде вашим вибором. <text:span text:style-name="T3">Отже дивіться — при запуску програми плеєр запускається у мінімальному розмірі. Якщо ваша системна мова входить до переліку мов локалізації плеєра, то автоматично обирається мова вашої системи. Інакше плеєр буде запущений з англійською локалізацією. Також ви можете змінити мову у процесі роботи плеєра натиснувши правою кнопкою миші по прямокутнику аналізатора спектру. Там зараз є 12 мов. </text:span><text:span text:style-name="T4">Отже як ви можете бачити там є ще декілька пунктів PopUp меню. Деякі з них з призначеними прив’язаними гарячими сполученнями кнопок, з якими я думаю ви розберетесь просто. Інші меню знаходяться на еквалайзері <text:s/>і на списку треків. А ось, що не очевидно — якщо над прямокутником аналізатора покрутити коліщатко миші відбудеться ось що. Усі регулятори, окрім прогресу треку, теж управляються коліщатком миші при наведенні на цей регулятор аби спростити плавне налаштування особливо еквалайзера.</text:span></text:p>
      <text:p text:style-name="P5">Крім того, якщо ви розташуєте курсор над якимось регулятором еквалайзера, то змінюватиме рівень конкретної смуги еквалайзера, але якщо курсор розмістити на вільному від регулятора місті, то відбудеться одночасна зміна усіх регуляторів еквалайзера. <text:span text:style-name="T5">З кнопками </text:span><text:soft-page-break/><text:span text:style-name="T5">плеєра також нічого складного — вони усі мають підказки при наведенні на них курсору. </text:span></text:p>
      <text:p text:style-name="P6">Додавання файлів відбувається кількома способами — натисканням на кнопку діалогу завантаження треків до списку, Drag&amp;Drop як теки з треками, так і окремих треків з цієї теки. Окремо наголошу якщо додати теку з одним файлом багатьох треків який має плейлист формату ‘*.cue’, то відкриється саме один файл без можливості позиціювання <text:span text:style-name="T6">на окремий трек, тому до плейлиста потрібно додавати саме файл формату ‘*.cue’. Тоді у плейлисті ви побачите увесь список <text:s/>треків у цьому файлі. По замовчанню регулятор гучності має логаріфмічну залежність і тонкомпенсація -це коли при зниженні гучності ви не помічаєте зміни смуги звучання.</text:span></text:p>
      <text:p text:style-name="P7">Змінити це можна у налаштуваннях при натисканні на кнопку Opt.</text:p>
      <text:p text:style-name="P8">Тут можна змінити частоту дискретизації, бітність квантування,</text:p>
      <text:p text:style-name="P8">режим моно чи стерео, і метод інтерполяції сигналу — це коли з двух точок реального семплу треку вони перетворюються на повноцінну синусоїду.</text:p>
      <text:p text:style-name="P9">Якщо тут вибрати автоматичне відтворення, то при додаванні файлів вони будуть грати одразу після додавання і якщо закрити плеєр при відтворенні, то при наступному запуску плеєра він почне відтворення треку з того міста на якому його зупинили. </text:p>
      <text:p text:style-name="P9">Якщо позначити Вимкнути ‘Аналізатор Спектру’ , то аналізатор не буде задіяний і це трохи зменшить навантаження на процессор.</text:p>
      <text:p text:style-name="P9">Кількість смуг ми розлянули вище.</text:p>
      <text:p text:style-name="P9">Яскравість — це зміна яскравості смуг аналізатора.</text:p>
      <text:p text:style-name="P11">Сховати еквалайзер — прибере еквалайзер у головному вікні плеєра.</text:p>
      <text:p text:style-name="P11">І останнє — вимикаєм або вмикаєм еквалайзер. </text:p>
      <text:p text:style-name="P10">Закрити вікно параметрів можна повторно натиснувши на кнопку Opt.</text:p>
      <text:p text:style-name="P10"><text:s/></text:p>
      <text:p text:style-name="P11">У нас залишилась кнопка FX — це панель звукових ефектів.</text:p>
      <text:p text:style-name="P11">Їх чотири. Ввімкнути кожен можна відмітивши чек-бокс у правому верхньому кутку панелі ефекту. З налаштуваннями ефектів розберетеся індивідуально.</text:p>
      <text:p text:style-name="P11">Ще трохи подробиць. Плеєр оснований на бібліотеці BASS.</text:p>
      <text:p text:style-name="P11">Підтримуються всі формати файлів підтримувані цією бібліотекою і операці<text:span text:style-name="T7">й</text:span>на система може не мати встановлених кодеків.</text:p>
      <text:p text:style-name="P13">На цьому у мене все.</text:p>
      <text:p text:style-name="P13">Дякую що дивились це відео.</text:p>
      <text:p text:style-name="P13"><text:soft-page-break/>Чекаю від вас зворотнього зв’язку. Ставте вподобайки. І звісно чекаю на вашу критику мого плеєра як тут на каналі так і на своєму блозі. </text:p>
      <text:p text:style-name="P13">На все добре!</text:p>
      <text:p text:style-name="P13">До наступних відео!</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7T19:56:31.137215308</meta:creation-date>
    <dc:date>2023-03-18T00:27:05.442704520</dc:date>
    <meta:editing-duration>PT1H6M15S</meta:editing-duration>
    <meta:editing-cycles>3</meta:editing-cycles>
    <meta:generator>LibreOffice/6.4.7.2$Linux_X86_64 LibreOffice_project/40$Build-2</meta:generator>
    <meta:document-statistic meta:table-count="0" meta:image-count="0" meta:object-count="0" meta:page-count="3" meta:paragraph-count="28" meta:word-count="657" meta:character-count="4411" meta:non-whitespace-character-count="3761"/>
  </office:meta>
</office:document-meta>
</file>